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9.532cm" table:align="left"/>
    </style:style>
    <style:style style:name="Table1.A" style:family="table-column">
      <style:table-column-properties style:column-width="1.909cm"/>
    </style:style>
    <style:style style:name="Table1.B" style:family="table-column">
      <style:table-column-properties style:column-width="17.623cm"/>
    </style:style>
    <style:style style:name="Table1.A1" style:family="table-cell">
      <style:table-cell-properties style:vertical-align="middle" fo:padding="0.049cm" fo:border="none"/>
    </style:style>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
      <style:text-properties officeooo:rsid="00126572" officeooo:paragraph-rsid="00126572"/>
    </style:style>
    <style:style style:name="P20" style:family="paragraph" style:parent-style-name="Text_20_body" style:list-style-name="L2">
      <style:paragraph-properties fo:margin-top="0cm" fo:margin-bottom="0cm" loext:contextual-spacing="false"/>
    </style:style>
    <style:style style:name="P21" style:family="paragraph" style:parent-style-name="Text_20_body" style:list-style-name="L3">
      <style:paragraph-properties fo:margin-top="0cm" fo:margin-bottom="0cm" loext:contextual-spacing="false"/>
    </style:style>
    <style:style style:name="P22" style:family="paragraph" style:parent-style-name="Text_20_body" style:list-style-name="L4">
      <style:paragraph-properties fo:margin-top="0cm" fo:margin-bottom="0cm" loext:contextual-spacing="false"/>
    </style:style>
    <style:style style:name="P23" style:family="paragraph" style:parent-style-name="Text_20_body" style:list-style-name="L5">
      <style:paragraph-properties fo:margin-top="0cm" fo:margin-bottom="0cm" loext:contextual-spacing="false"/>
    </style:style>
    <style:style style:name="P24" style:family="paragraph" style:parent-style-name="Text_20_body" style:list-style-name="L7">
      <style:paragraph-properties fo:margin-top="0cm" fo:margin-bottom="0cm" loext:contextual-spacing="false"/>
    </style:style>
    <style:style style:name="P25" style:family="paragraph" style:parent-style-name="Text_20_body" style:list-style-name="L9">
      <style:paragraph-properties fo:margin-top="0cm" fo:margin-bottom="0cm" loext:contextual-spacing="false"/>
    </style:style>
    <style:style style:name="P26" style:family="paragraph" style:parent-style-name="Text_20_body" style:list-style-name="L10">
      <style:paragraph-properties fo:margin-top="0cm" fo:margin-bottom="0cm" loext:contextual-spacing="false"/>
    </style:style>
    <style:style style:name="P27" style:family="paragraph" style:parent-style-name="Text_20_body" style:list-style-name="L11">
      <style:paragraph-properties fo:margin-top="0cm" fo:margin-bottom="0cm" loext:contextual-spacing="false"/>
    </style:style>
    <style:style style:name="P28" style:family="paragraph" style:parent-style-name="Text_20_body" style:list-style-name="L13">
      <style:paragraph-properties fo:margin-top="0cm" fo:margin-bottom="0cm" loext:contextual-spacing="false"/>
    </style:style>
    <style:style style:name="P29" style:family="paragraph" style:parent-style-name="Text_20_body" style:list-style-name="L14">
      <style:paragraph-properties fo:margin-top="0cm" fo:margin-bottom="0cm" loext:contextual-spacing="false"/>
    </style:style>
    <style:style style:name="P30" style:family="paragraph" style:parent-style-name="Text_20_body" style:list-style-name="L15">
      <style:paragraph-properties fo:margin-top="0cm" fo:margin-bottom="0cm" loext:contextual-spacing="false"/>
    </style:style>
    <style:style style:name="P31" style:family="paragraph" style:parent-style-name="Preformatted_20_Text" style:list-style-name="L6"/>
    <style:style style:name="P32" style:family="paragraph" style:parent-style-name="Preformatted_20_Text" style:list-style-name="L8"/>
    <style:style style:name="P33" style:family="paragraph" style:parent-style-name="Preformatted_20_Text" style:list-style-name="L12"/>
    <style:style style:name="P34" style:family="paragraph" style:parent-style-name="Preformatted_20_Text" style:list-style-name="L3">
      <style:paragraph-properties fo:margin-top="0cm" fo:margin-bottom="0.499cm" loext:contextual-spacing="false"/>
    </style:style>
    <style:style style:name="P35" style:family="paragraph" style:parent-style-name="Preformatted_20_Text" style:list-style-name="L6">
      <style:paragraph-properties fo:margin-top="0cm" fo:margin-bottom="0.499cm" loext:contextual-spacing="false"/>
    </style:style>
    <style:style style:name="P36" style:family="paragraph" style:parent-style-name="Preformatted_20_Text" style:list-style-name="L8">
      <style:paragraph-properties fo:margin-top="0cm" fo:margin-bottom="0.499cm" loext:contextual-spacing="false"/>
    </style:style>
    <style:style style:name="P37" style:family="paragraph" style:parent-style-name="Preformatted_20_Text" style:list-style-name="L12">
      <style:paragraph-properties fo:margin-top="0cm" fo:margin-bottom="0.499cm" loext:contextual-spacing="false"/>
    </style:style>
    <style:style style:name="P38" style:family="paragraph" style:parent-style-name="Preformatted_20_Text">
      <style:paragraph-properties fo:margin-top="0cm" fo:margin-bottom="0.499cm" loext:contextual-spacing="false"/>
      <style:text-properties fo:font-weight="bold"/>
    </style:style>
    <style:style style:name="T1" style:family="text">
      <style:text-properties fo:font-weight="bold"/>
    </style:style>
    <style:style style:name="T2" style:family="text">
      <style:text-properties fo:font-style="italic"/>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stalling TensorFlow on Ubuntu </text:h>
      <text:list xml:id="list51342601136455571" text:style-name="L1">
        <text:list-item>
          <text:p text:style-name="P2">This guide explains how to install TensorFlow on Ubuntu. These instructions might also work on other Linux variants, but we have only tested (and we only support) these instructions on Ubuntu 14.04 or higher.</text:p>
        </text:list-item>
        <text:list-item>
          <text:p text:style-name="P19"><text:a xlink:type="simple" xlink:href="https://www.tensorflow.org/install/install_linux" text:style-name="Internet_20_link" text:visited-style-name="Visited_20_Internet_20_Link">https://www.tensorflow.org/install/install_linux</text:a></text:p>
        </text:list-item>
      </text:list>
      <text:h text:style-name="Heading_20_2" text:outline-level="2"><text:bookmark text:name="determine_which_tensorflow_to_install"/>Determine which TensorFlow to install</text:h>
      <text:p text:style-name="Text_20_body">You must choose one of the following types of TensorFlow to install:</text:p>
      <text:list xml:id="list700630026943569964" text:style-name="L2">
        <text:list-item>
          <text:p text:style-name="P20"><text:span text:style-name="Strong_20_Emphasis">TensorFlow with CPU support only</text:span>. If your system does not have a NVIDIA® GPU, you must install this version. Note that this version of TensorFlow is typically much easier to install (typically, in 5 or 10 minutes), so even if you have an NVIDIA GPU, we recommend installing this version first. </text:p>
        </text:list-item>
        <text:list-item>
          <text:p text:style-name="P3"><text:span text:style-name="Strong_20_Emphasis">TensorFlow with GPU support</text:span>. TensorFlow programs typically run significantly faster on a GPU than on a CPU. Therefore, if your system has a NVIDIA® GPU meeting the prerequisites shown below and you need to run performance-critical applications, you should ultimately install this version. </text:p>
        </text:list-item>
      </text:list>
      <text:h text:style-name="Heading_20_3" text:outline-level="3"><text:bookmark text:name="nvidia_requirements_to_run_tensorflow_with_gpu_support"/><text:bookmark text:name="NVIDIARequirements"/>NVIDIA requirements to run TensorFlow with GPU support</text:h>
      <text:p text:style-name="Text_20_body">If you are installing TensorFlow with GPU support using one of the mechanisms described in this guide, then the following NVIDIA software must be installed on your system:</text:p>
      <text:list xml:id="list1756294287525108742" text:style-name="L3">
        <text:list-item>
          <text:p text:style-name="P21">CUDA® Toolkit 8.0. For details, see <text:a xlink:type="simple" xlink:href="http://docs.nvidia.com/cuda/cuda-installation-guide-linux/#axzz4VZnqTJ2A" text:style-name="Internet_20_link" text:visited-style-name="Visited_20_Internet_20_Link">NVIDIA's documentation</text:a>. Ensure that you append the relevant Cuda pathnames to the <text:span text:style-name="Source_20_Text">LD_LIBRARY_PATH</text:span> environment variable as described in the NVIDIA documentation. </text:p>
        </text:list-item>
        <text:list-item>
          <text:p text:style-name="P21">The NVIDIA drivers associated with CUDA Toolkit 8.0. </text:p>
        </text:list-item>
        <text:list-item>
          <text:p text:style-name="P21">cuDNN v5.1. For details, see <text:a xlink:type="simple" xlink:href="https://developer.nvidia.com/cudnn" text:style-name="Internet_20_link" text:visited-style-name="Visited_20_Internet_20_Link">NVIDIA's documentation</text:a>. Ensure that you create the <text:span text:style-name="Source_20_Text">CUDA_HOME</text:span> environment variable as described in the NVIDIA documentation. </text:p>
        </text:list-item>
        <text:list-item>
          <text:p text:style-name="P21">GPU card with CUDA Compute Capability 3.0 or higher. See <text:a xlink:type="simple" xlink:href="https://developer.nvidia.com/cuda-gpus" text:style-name="Internet_20_link" text:visited-style-name="Visited_20_Internet_20_Link">NVIDIA documentation</text:a> for a list of supported GPU cards. </text:p>
        </text:list-item>
        <text:list-item>
          <text:p text:style-name="P4">The libcupti-dev library, which is the NVIDIA CUDA Profile Tools Interface. This library provides advanced profiling support. To install this library, issue the following command:</text:p>
          <text:p text:style-name="P34">$ <text:span text:style-name="T1">sudo apt-get install libcupti-dev</text:span></text:p>
        </text:list-item>
      </text:list>
      <text:p text:style-name="Text_20_body"/>
      <text:p text:style-name="Text_20_body"/>
      <text:p text:style-name="Text_20_body"/>
      <text:p text:style-name="Text_20_body"/>
      <text:p text:style-name="Text_20_body"/>
      <text:p text:style-name="Text_20_body"><text:soft-page-break/>If you have an earlier version of the preceding packages, please upgrade to the specified versions. If upgrading is not possible, then you may still run TensorFlow with GPU support, but only if you do the following:</text:p>
      <text:list xml:id="list593426746209786136" text:style-name="L4">
        <text:list-item>
          <text:p text:style-name="P22">Install TensorFlow from sources as documented in <text:a xlink:type="simple" xlink:href="https://www.tensorflow.org/install/install_sources" text:style-name="Internet_20_link" text:visited-style-name="Visited_20_Internet_20_Link">Installing TensorFlow from Sources</text:a>. </text:p>
        </text:list-item>
        <text:list-item>
          <text:p text:style-name="P22">Install or upgrade to at least the following NVIDIA versions:</text:p>
          <text:list>
            <text:list-item>
              <text:p text:style-name="P22">CUDA toolkit 7.0 or greater </text:p>
            </text:list-item>
            <text:list-item>
              <text:p text:style-name="P22">cuDNN v3 or greater </text:p>
            </text:list-item>
            <text:list-item>
              <text:p text:style-name="P5">GPU card with CUDA Compute Capability 3.0 or higher. </text:p>
            </text:list-item>
          </text:list>
        </text:list-item>
      </text:list>
      <text:h text:style-name="Heading_20_2" text:outline-level="2"><text:bookmark text:name="determine_how_to_install_tensorflow"/>Determine how to install TensorFlow</text:h>
      <text:p text:style-name="Text_20_body">You must pick the mechanism by which you install TensorFlow. The supported choices are as follows:</text:p>
      <text:list xml:id="list4694424526924659001" text:style-name="L5">
        <text:list-item>
          <text:p text:style-name="P23"><text:a xlink:type="simple" xlink:href="https://www.tensorflow.org/install/install_linux#InstallingVirtualenv" text:style-name="Internet_20_link" text:visited-style-name="Visited_20_Internet_20_Link">virtualenv</text:a> </text:p>
        </text:list-item>
        <text:list-item>
          <text:p text:style-name="P23"><text:a xlink:type="simple" xlink:href="https://www.tensorflow.org/install/install_linux#InstallingNativePip" text:style-name="Internet_20_link" text:visited-style-name="Visited_20_Internet_20_Link">"native" pip</text:a> </text:p>
        </text:list-item>
        <text:list-item>
          <text:p text:style-name="P23"><text:a xlink:type="simple" xlink:href="https://www.tensorflow.org/install/install_linux#InstallingDocker" text:style-name="Internet_20_link" text:visited-style-name="Visited_20_Internet_20_Link">Docker</text:a> </text:p>
        </text:list-item>
        <text:list-item>
          <text:p text:style-name="P6"><text:a xlink:type="simple" xlink:href="https://www.tensorflow.org/install/install_linux#InstallingAnaconda" text:style-name="Internet_20_link" text:visited-style-name="Visited_20_Internet_20_Link">Anaconda</text:a> </text:p>
        </text:list-item>
      </text:list>
      <text:p text:style-name="Text_20_body"><text:span text:style-name="Strong_20_Emphasis">We recommend the virtualenv installation.</text:span> <text:a xlink:type="simple" xlink:href="https://virtualenv.pypa.io/en/stable/" text:style-name="Internet_20_link" text:visited-style-name="Visited_20_Internet_20_Link">Virtualenv</text:a> is a virtual Python environment isolated from other Python development, incapable of interfering with or being affected by other Python programs on the same machine. During the virtualenv installation process, you will install not only TensorFlow but also all the packages that TensorFlow requires. (This is actually pretty easy.) To start working with TensorFlow, you simply need to "activate" the virtual environment. All in all, virtualenv provides a safe and reliable mechanism for installing and running TensorFlow.</text:p>
      <text:p text:style-name="Text_20_body">Native pip installs TensorFlow directly on your system without going through any container system. <text:span text:style-name="Strong_20_Emphasis">We recommend the native pip install for system administrators aiming to make TensorFlow available to everyone on a multi-user system.</text:span> Since a native pip installation is not walled-off in a separate container, the pip installation might interfere with other Python-based installations on your system. However, if you understand pip and your Python environment, a native pip installation often entails only a single command.</text:p>
      <text:p text:style-name="Text_20_body">Docker completely isolates the TensorFlow installation from pre-existing packages on your machine. The Docker container contains TensorFlow and all its dependencies. Note that the Docker image can be quite large (hundreds of MBs). You might choose the Docker installation if you are incorporating TensorFlow into a larger application architecture that already uses Docker.</text:p>
      <text:p text:style-name="Text_20_body">In Anaconda, you may use conda to create a virtual environment. However, within Anaconda, we recommend installing TensorFlow with the <text:span text:style-name="Source_20_Text">pip install</text:span> command, not with the <text:span text:style-name="Source_20_Text">conda install</text:span> command.</text:p>
      <text:p text:style-name="Text_20_body"><text:span text:style-name="Strong_20_Emphasis">NOTE:</text:span> The conda package is community supported, not officially supported. That is, the TensorFlow team neither tests nor maintains the conda package. Use that package at your own risk.</text:p>
      <text:h text:style-name="Heading_20_2" text:outline-level="2"><text:bookmark text:name="installing_with_virtualenv"/><text:bookmark text:name="InstallingVirtualenv"/><text:soft-page-break/>Installing with virtualenv</text:h>
      <text:p text:style-name="Text_20_body">Take the following steps to install TensorFlow with Virtualenv:</text:p>
      <text:list xml:id="list2297614779098581314" text:style-name="L6">
        <text:list-item>
          <text:p text:style-name="P7">Install pip and virtualenv by issuing the following command:</text:p>
          <text:p text:style-name="P35">$ <text:span text:style-name="T1">sudo apt-get install python-pip python-dev python-virtualenv</text:span> </text:p>
        </text:list-item>
        <text:list-item>
          <text:p text:style-name="P7">Create a virtualenv environment by issuing the following command:</text:p>
          <text:p text:style-name="P35">$ <text:span text:style-name="T1">virtualenv --system-site-packages</text:span> <text:span text:style-name="T2">targetDirectory</text:span> </text:p>
          <text:p text:style-name="P7">The <text:span text:style-name="Source_20_Text"><text:span text:style-name="Emphasis">targetDirectory</text:span></text:span> specifies the top of the virtualenv tree. Our instructions assume that <text:span text:style-name="Source_20_Text"><text:span text:style-name="Emphasis">targetDirectory</text:span></text:span> is <text:span text:style-name="Source_20_Text">~/tensorflow</text:span>, but you may choose any directory.</text:p>
        </text:list-item>
        <text:list-item>
          <text:p text:style-name="P7">Activate the virtualenv environment by issuing one of the following commands:</text:p>
          <text:p text:style-name="P31"><text:s/>$ <text:span text:style-name="T1">source ~/tensorflow/bin/activate</text:span> # bash, sh, ksh, or zsh</text:p>
          <text:p text:style-name="P35"><text:s/>$ <text:span text:style-name="T1">source ~/tensorflow/bin/activate.csh</text:span> <text:s/># csh or tcsh</text:p>
          <text:p text:style-name="P7">The preceding <text:span text:style-name="Teletype">source</text:span> command should change your prompt to the following:</text:p>
          <text:p text:style-name="P35"><text:s/>(tensorflow)$ </text:p>
        </text:list-item>
        <text:list-item>
          <text:p text:style-name="P7">Issue one of the following commands to install TensorFlow in the active virtualenv environment:</text:p>
          <text:p text:style-name="P31"><text:s/>(tensorflow)$ <text:span text:style-name="T1">pip install --upgrade tensorflow</text:span> <text:s text:c="5"/># for Python 2.7</text:p>
          <text:p text:style-name="P31"><text:s/>(tensorflow)$ <text:span text:style-name="T1">pip3 install --upgrade tensorflow</text:span> <text:s text:c="4"/># for Python 3.n</text:p>
          <text:p text:style-name="P31"><text:s/>(tensorflow)$ <text:span text:style-name="T1">pip install --upgrade tensorflow-gpu</text:span> <text:s/># for Python 2.7 and GPU</text:p>
          <text:p text:style-name="P35"><text:s/>(tensorflow)$ <text:span text:style-name="T1">pip3 install --upgrade tensorflow-gpu</text:span> # for Python 3.n and GPU</text:p>
          <text:p text:style-name="P7">If the preceding command succeeds, skip Step 5. If the preceding command fails, perform Step 5.</text:p>
        </text:list-item>
        <text:list-item>
          <text:p text:style-name="P7">(Optional) If Step 4 failed (typically because you invoked a pip version lower than 8.1), install TensorFlow in the active virtualenv environment by issuing a command of the following format:</text:p>
          <text:p text:style-name="P31"><text:s/>(tensorflow)$ <text:span text:style-name="T1">pip install --upgrade</text:span> <text:span text:style-name="T2">TF_PYTHON_URL</text:span> <text:s text:c="2"/># Python 2.7</text:p>
          <text:p text:style-name="P35"><text:s/>(tensorflow)$ <text:span text:style-name="T1">pip3 install --upgrade</text:span> <text:span text:style-name="T2">TF_PYTHON_URL</text:span> <text:s/># Python 3.N </text:p>
          <text:p text:style-name="P7">where <text:span text:style-name="Source_20_Text"><text:span text:style-name="Emphasis">TF_PYTHON_URL</text:span></text:span> identifies the URL of the TensorFlow Python package. The appropriate value of <text:span text:style-name="Source_20_Text"><text:span text:style-name="Emphasis">TF_PYTHON_URL</text:span></text:span>depends on the operating system, Python version, and GPU support. Find the appropriate value for <text:span text:style-name="Source_20_Text"><text:span text:style-name="Emphasis">TF_PYTHON_URL</text:span></text:span> for your system <text:a xlink:type="simple" xlink:href="https://www.tensorflow.org/install/install_linux#the_url_of_the_tensorflow_python_package" text:style-name="Internet_20_link" text:visited-style-name="Visited_20_Internet_20_Link">here</text:a>. For example, if you are installing TensorFlow for Linux, Python 2.7, and CPU-only support, issue the following command to install TensorFlow in the active virtualenv environment:</text:p>
          <text:p text:style-name="P31">(tensorflow)$ <text:span text:style-name="T1">pip3 install --upgrade \</text:span></text:p>
          <text:p text:style-name="P35"><text:s/><text:span text:style-name="T1">https://storage.googleapis.com/tensorflow/linux/cpu/tensorflow-1.0.1-cp34-cp34m-linux_x86_64.whl</text:span></text:p>
        </text:list-item>
      </text:list>
      <text:p text:style-name="Text_20_body">If you encounter installation problems, see <text:a xlink:type="simple" xlink:href="https://www.tensorflow.org/install/install_linux#CommonInstallationProblems" text:style-name="Internet_20_link" text:visited-style-name="Visited_20_Internet_20_Link">Common Installation Problems</text:a>.</text:p>
      <text:h text:style-name="Heading_20_3" text:outline-level="3"><text:bookmark text:name="next_steps"/><text:soft-page-break/>Next Steps</text:h>
      <text:p text:style-name="Text_20_body">After installing TensorFlow, <text:a xlink:type="simple" xlink:href="https://www.tensorflow.org/install/install_linux#ValidateYourInstallation" text:style-name="Internet_20_link" text:visited-style-name="Visited_20_Internet_20_Link">validate the installation</text:a>.</text:p>
      <text:p text:style-name="Text_20_body">Note that you must activate the virtualenv environment each time you use TensorFlow. If the virtualenv environment is not currently active, invoke one of the following commands:</text:p>
      <text:p text:style-name="Preformatted_20_Text">$ <text:span text:style-name="T1">source ~/tensorflow/bin/activate</text:span> <text:s text:c="5"/># bash, sh, ksh, or zsh </text:p>
      <text:p text:style-name="P1">$ <text:span text:style-name="T1">source ~/tensorflow/bin/activate.csh</text:span> <text:s/># csh or tcsh</text:p>
      <text:p text:style-name="Text_20_body">When the virtualenv environment is active, you may run TensorFlow programs from this shell. Your prompt will become the following to indicate that your tensorflow environment is active:</text:p>
      <text:p text:style-name="P1">(tensorflow)$ </text:p>
      <text:p text:style-name="Text_20_body">When you are done using TensorFlow, you may deactivate the environment by invoking the <text:span text:style-name="Source_20_Text">deactivate</text:span> function as follows:</text:p>
      <text:p text:style-name="P1">(tensorflow)$ <text:span text:style-name="T1">deactivate</text:span> </text:p>
      <text:p text:style-name="Text_20_body">The prompt will revert back to your default prompt (as defined by the <text:span text:style-name="Source_20_Text">PS1</text:span> environment variable).</text:p>
      <text:h text:style-name="Heading_20_3" text:outline-level="3"><text:bookmark text:name="uninstalling_tensorflow"/>Uninstalling TensorFlow</text:h>
      <text:p text:style-name="Text_20_body">To uninstall TensorFlow, simply remove the tree you created. For example:</text:p>
      <text:p text:style-name="P1">$ <text:span text:style-name="T1">rm -r</text:span> <text:span text:style-name="T2">targetDirectory</text:span> </text:p>
      <text:h text:style-name="Heading_20_2" text:outline-level="2"><text:bookmark text:name="installing_with_native_pip"/><text:bookmark text:name="InstallingNativePip"/>Installing with native pip</text:h>
      <text:p text:style-name="Text_20_body">You may install TensorFlow through pip, choosing between a simple installation procedure or a more complex one.</text:p>
      <text:p text:style-name="Text_20_body"><text:span text:style-name="Strong_20_Emphasis">Note:</text:span> The <text:a xlink:type="simple" xlink:href="https://github.com/tensorflow/tensorflow/blob/master/tensorflow/tools/pip_package/setup.py" text:style-name="Internet_20_link" text:visited-style-name="Visited_20_Internet_20_Link">REQUIRED_PACKAGES section of setup.py</text:a> lists the TensorFlow packages that pip will install or upgrade.</text:p>
      <text:h text:style-name="Heading_20_3" text:outline-level="3"><text:bookmark text:name="prerequisite_python_and_pip"/>Prerequisite: Python and Pip</text:h>
      <text:p text:style-name="Text_20_body">Python is automatically installed on Ubuntu. Take a moment to confirm (by issuing a <text:span text:style-name="Source_20_Text">python -V</text:span> command) that one of the following Python versions is already installed on your system:</text:p>
      <text:list xml:id="list5740185087411294515" text:style-name="L7">
        <text:list-item>
          <text:p text:style-name="P24">Python 2.7 </text:p>
        </text:list-item>
        <text:list-item>
          <text:p text:style-name="P8">Python 3.3+ </text:p>
        </text:list-item>
      </text:list>
      <text:p text:style-name="Text_20_body">The pip or pip3 package manager is <text:span text:style-name="Emphasis">usually</text:span> installed on Ubuntu. Take a moment to confirm (by issuing a <text:span text:style-name="Source_20_Text">pip -V</text:span> or <text:span text:style-name="Source_20_Text">pip3 -V</text:span> command) that pip or pip3 is installed. We strongly recommend version 8.1 or higher of pip or pip3. If Version 8.1 or later is not installed, issue the following command, which will either install or upgrade to the latest pip version:</text:p>
      <text:p text:style-name="P1">$ <text:span text:style-name="T1">sudo apt-get install python-pip python-dev</text:span></text:p>
      <text:h text:style-name="Heading_20_3" text:outline-level="3"><text:bookmark text:name="install_tensorflow"/><text:soft-page-break/>Install TensorFlow</text:h>
      <text:p text:style-name="Text_20_body">Assuming the prerequisite software is installed on your Linux host, take the following steps:</text:p>
      <text:list xml:id="list1442915730675467255" text:style-name="L8">
        <text:list-item>
          <text:p text:style-name="P9">Install TensorFlow by invoking <text:span text:style-name="Strong_20_Emphasis">one</text:span> of the following commands:</text:p>
          <text:p text:style-name="P32"><text:s/>$ <text:span text:style-name="T1">pip install tensorflow</text:span> <text:s text:c="5"/># Python 2.7; CPU support (no GPU support)</text:p>
          <text:p text:style-name="P32"><text:s/>$ <text:span text:style-name="T1">pip3 install tensorflow</text:span> <text:s text:c="4"/># Python 3.n; CPU support (no GPU support)</text:p>
          <text:p text:style-name="P32"><text:s/>$ <text:span text:style-name="T1">pip install tensorflow-gpu</text:span> <text:s/># Python 2.7; <text:s/>GPU support</text:p>
          <text:p text:style-name="P36"><text:s/>$ <text:span text:style-name="T1">pip3 install tensorflow-gpu</text:span> # Python 3.n; GPU support </text:p>
          <text:p text:style-name="P9">If the preceding command runs to completion, you should now <text:a xlink:type="simple" xlink:href="https://www.tensorflow.org/install/install_linux#ValidateYourInstallation" text:style-name="Internet_20_link" text:visited-style-name="Visited_20_Internet_20_Link">validate your installation</text:a>.</text:p>
        </text:list-item>
        <text:list-item>
          <text:p text:style-name="P9">(Optional.) If Step 1 failed, install the latest version of TensorFlow by issuing a command of the following format:</text:p>
          <text:p text:style-name="P32">$ <text:span text:style-name="T1">sudo pip <text:s/>install --upgrade</text:span> <text:span text:style-name="T2">TF_PYTHON_URL</text:span> <text:s text:c="2"/># Python 2.7</text:p>
          <text:p text:style-name="P36"><text:s/>$ <text:span text:style-name="T1">sudo pip3 install --upgrade</text:span> <text:span text:style-name="T2">TF_PYTHON_URL</text:span> <text:s text:c="2"/># Python 3.N </text:p>
          <text:p text:style-name="P9">where <text:span text:style-name="Source_20_Text"><text:span text:style-name="Emphasis">TF_PYTHON_URL</text:span></text:span> identifies the URL of the TensorFlow Python package. The appropriate value of <text:span text:style-name="Source_20_Text"><text:span text:style-name="Emphasis">TF_PYTHON_URL</text:span></text:span>depends on the operating system, Python version, and GPU support. Find the appropriate value for <text:span text:style-name="Source_20_Text"><text:span text:style-name="Emphasis">TF_PYTHON_URL</text:span></text:span> for your system <text:a xlink:type="simple" xlink:href="https://www.tensorflow.org/install/install_linux#TF_PYTHON_URL" text:style-name="Internet_20_link" text:visited-style-name="Visited_20_Internet_20_Link">here</text:a>. For example, if you are installing TensorFlow for Linux, Python version 3.4, and CPU-only support, issue the following command:</text:p>
          <text:p text:style-name="P32"><text:s/>$ <text:span text:style-name="T1">sudo pip3 install --upgrade \</text:span></text:p>
          <text:p text:style-name="P32"><text:s/><text:span text:style-name="T1">https://storage.googleapis.com/tensorflow/linux/cpu/tensorflow-1.0.1-cp34-cp34m-linux_x86_64.whl</text:span></text:p>
          <text:p text:style-name="P36"><text:s/></text:p>
          <text:p text:style-name="P9">If this step fails, see <text:a xlink:type="simple" xlink:href="https://www.tensorflow.org/install/install_linux#CommonInstallationProblems" text:style-name="Internet_20_link" text:visited-style-name="Visited_20_Internet_20_Link">Common Installation Problems</text:a>.</text:p>
        </text:list-item>
      </text:list>
      <text:h text:style-name="Heading_20_3" text:outline-level="3"><text:bookmark text:name="next_steps_1"/>Next Steps</text:h>
      <text:p text:style-name="Text_20_body">After installing TensorFlow, <text:a xlink:type="simple" xlink:href="https://www.tensorflow.org/install/install_linux#ValidateYourInstallation" text:style-name="Internet_20_link" text:visited-style-name="Visited_20_Internet_20_Link">validate your installation</text:a>.</text:p>
      <text:h text:style-name="Heading_20_3" text:outline-level="3"><text:bookmark text:name="uninstalling_tensorflow_1"/>Uninstalling TensorFlow</text:h>
      <text:p text:style-name="Text_20_body">To uninstall TensorFlow, issue one of following commands:</text:p>
      <text:p text:style-name="Preformatted_20_Text">$ <text:span text:style-name="T1">sudo pip uninstall tensorflow</text:span> <text:s/># for Python 2.7</text:p>
      <text:p text:style-name="P1">$ <text:span text:style-name="T1">sudo pip3 uninstall tensorflow</text:span> # for Python 3.n</text:p>
      <text:h text:style-name="Heading_20_2" text:outline-level="2"><text:bookmark text:name="installing_with_docker"/><text:bookmark text:name="InstallingDocker"/>Installing with Docker</text:h>
      <text:p text:style-name="Text_20_body">Take the following steps to install TensorFlow through Docker:</text:p>
      <text:list xml:id="list5281013877123772218" text:style-name="L9">
        <text:list-item>
          <text:p text:style-name="P25">Install Docker on your machine as described in the <text:a xlink:type="simple" xlink:href="http://docs.docker.com/engine/installation/" text:style-name="Internet_20_link" text:visited-style-name="Visited_20_Internet_20_Link">Docker documentation</text:a>. </text:p>
        </text:list-item>
        <text:list-item>
          <text:p text:style-name="P25">Optionally, create a Linux group called <text:span text:style-name="Source_20_Text">docker</text:span> to allow launching containers without sudo as described in the <text:a xlink:type="simple" xlink:href="https://docs.docker.com/engine/installation/linux/linux-postinstall/" text:style-name="Internet_20_link" text:visited-style-name="Visited_20_Internet_20_Link">Docker documentation</text:a>. (If you don't do this step, you'll have to use sudo each time you invoke Docker.) </text:p>
        </text:list-item>
        <text:list-item>
          <text:p text:style-name="P25">To install a version of TensorFlow that supports GPUs, you must first install <text:a xlink:type="simple" xlink:href="https://github.com/NVIDIA/nvidia-docker" text:style-name="Internet_20_link" text:visited-style-name="Visited_20_Internet_20_Link">nvidia-docker</text:a>, which is stored in github. </text:p>
        </text:list-item>
        <text:list-item>
          <text:p text:style-name="P10">Launch a Docker container that contains one of the <text:a xlink:type="simple" xlink:href="https://hub.docker.com/r/tensorflow/tensorflow/tags/" text:style-name="Internet_20_link" text:visited-style-name="Visited_20_Internet_20_Link">TensorFlow binary images</text:a>. </text:p>
        </text:list-item>
      </text:list>
      <text:p text:style-name="Text_20_body"><text:soft-page-break/>The remainder of this section explains how to launch a Docker container.</text:p>
      <text:h text:style-name="Heading_20_3" text:outline-level="3"><text:bookmark text:name="cpu-only"/>CPU-only</text:h>
      <text:p text:style-name="Text_20_body">To launch a Docker container with CPU-only support (that is, without GPU support), enter a command of the following format:</text:p>
      <text:p text:style-name="P1">$ docker run -it <text:span text:style-name="T2">-p hostPort:containerPort TensorFlowCPUImage</text:span></text:p>
      <text:p text:style-name="Text_20_body">where:</text:p>
      <text:list xml:id="list6871227204532905358" text:style-name="L10">
        <text:list-item>
          <text:p text:style-name="P26"><text:span text:style-name="Teletype"><text:span text:style-name="T2">-p hostPort:containerPort</text:span></text:span> is optional. If you plan to run TensorFlow programs from the shell, omit this option. If you plan to run TensorFlow programs as Jupyter notebooks, set both <text:span text:style-name="Teletype"><text:span text:style-name="T2">hostPort</text:span></text:span> and <text:span text:style-name="Teletype"><text:span text:style-name="T2">containerPort</text:span></text:span> to <text:span text:style-name="Teletype">8888</text:span>. If you'd like to run TensorBoard inside the container, add a second <text:span text:style-name="Source_20_Text">-p</text:span> flag, setting both <text:span text:style-name="T2">hostPort</text:span> and <text:span text:style-name="T2">containerPort</text:span> to 6006. </text:p>
        </text:list-item>
        <text:list-item>
          <text:p text:style-name="P11"><text:span text:style-name="Teletype"><text:span text:style-name="T2">TensorFlowCPUImage</text:span></text:span> is required. It identifies the Docker container. Specify one of the following values:</text:p>
          <text:list>
            <text:list-item>
              <text:p text:style-name="P26"><text:span text:style-name="Teletype">gcr.io/tensorflow/tensorflow</text:span>, which is the TensorFlow CPU binary image. </text:p>
            </text:list-item>
            <text:list-item>
              <text:p text:style-name="P26"><text:span text:style-name="Teletype">gcr.io/tensorflow/tensorflow:latest-devel</text:span>, which is the latest TensorFlow CPU Binary image plus source code. </text:p>
            </text:list-item>
            <text:list-item>
              <text:p text:style-name="P26"><text:span text:style-name="Teletype">gcr.io/tensorflow/tensorflow:</text:span><text:span text:style-name="Teletype"><text:span text:style-name="T2">version</text:span></text:span>, which is the specified version (for example, 1.0.1) of TensorFlow CPU binary image. </text:p>
            </text:list-item>
            <text:list-item>
              <text:p text:style-name="P11"><text:span text:style-name="Teletype">gcr.io/tensorflow/tensorflow:</text:span><text:span text:style-name="Teletype"><text:span text:style-name="T2">version</text:span></text:span><text:span text:style-name="Teletype">-devel</text:span>, which is the specified version (for example, 1.0.1) of the TensorFlow GPU binary image plus source code. </text:p>
            </text:list-item>
          </text:list>
          <text:p text:style-name="P11"><text:span text:style-name="Teletype">gcr.io</text:span> is the Google Container Registry. Note that some TensorFlow images are also available at <text:a xlink:type="simple" xlink:href="https://hub.docker.com/r/tensorflow/tensorflow/" text:style-name="Internet_20_link" text:visited-style-name="Visited_20_Internet_20_Link">dockerhub</text:a>.</text:p>
        </text:list-item>
      </text:list>
      <text:p text:style-name="Text_20_body">For example, the following command launches the latest TensorFlow CPU binary image in a Docker container from which you can run TensorFlow programs in a shell:</text:p>
      <text:p text:style-name="P1">$ <text:span text:style-name="T1">docker run -it gcr.io/tensorflow/tensorflow bash</text:span></text:p>
      <text:p text:style-name="Text_20_body">The following command also launches the latest TensorFlow CPU binary image in a Docker container. However, in this Docker container, you can run TensorFlow programs in a Jupyter notebook:</text:p>
      <text:p text:style-name="P1">$ <text:span text:style-name="T1">docker run -it -p 8888:8888 gcr.io/tensorflow/tensorflow</text:span></text:p>
      <text:p text:style-name="Text_20_body">Docker will download the TensorFlow binary image the first time you launch it.</text:p>
      <text:h text:style-name="Heading_20_3" text:outline-level="3"><text:bookmark text:name="gpu_support"/>GPU support</text:h>
      <text:p text:style-name="Text_20_body">Prior to installing TensorFlow with GPU support, ensure that your system meets all <text:a xlink:type="simple" xlink:href="https://www.tensorflow.org/install/install_linux#NVIDIARequirements" text:style-name="Internet_20_link" text:visited-style-name="Visited_20_Internet_20_Link">NVIDIA software requirements</text:a>. To launch a Docker container with NVidia GPU support, enter a command of the following format:</text:p>
      <text:p text:style-name="P1"><text:soft-page-break/>$ <text:span text:style-name="T1">nvidia-docker run -it</text:span> <text:span text:style-name="T2">-p hostPort:containerPort TensorFlowGPUImage</text:span></text:p>
      <text:p text:style-name="Text_20_body">where:</text:p>
      <text:list xml:id="list7196960994155494978" text:style-name="L11">
        <text:list-item>
          <text:p text:style-name="P27"><text:span text:style-name="Teletype"><text:span text:style-name="T2">-p hostPort:containerPort</text:span></text:span> is optional. If you plan to run TensorFlow programs from the shell, omit this option. If you plan to run TensorFlow programs as Jupyter notebooks, set both <text:span text:style-name="Teletype"><text:span text:style-name="T2">hostPort</text:span></text:span> and <text:span text:style-name="Source_20_Text"><text:span text:style-name="Emphasis">containerPort</text:span></text:span> to <text:span text:style-name="Source_20_Text">8888</text:span>. </text:p>
        </text:list-item>
        <text:list-item>
          <text:p text:style-name="P27"><text:span text:style-name="T2">TensorFlowGPUImage</text:span> specifies the Docker container. You must specify one of the following values:</text:p>
          <text:list>
            <text:list-item>
              <text:p text:style-name="P27"><text:span text:style-name="Teletype">gcr.io/tensorflow/tensorflow:latest-gpu</text:span>, which is the latest TensorFlow GPU binary image. </text:p>
            </text:list-item>
            <text:list-item>
              <text:p text:style-name="P27"><text:span text:style-name="Teletype">gcr.io/tensorflow/tensorflow:latest-devel-gpu</text:span>, which is the latest TensorFlow GPU Binary image plus source code. </text:p>
            </text:list-item>
            <text:list-item>
              <text:p text:style-name="P27"><text:span text:style-name="Teletype">gcr.io/tensorflow/tensorflow:</text:span><text:span text:style-name="Teletype"><text:span text:style-name="T2">version</text:span></text:span><text:span text:style-name="Teletype">-gpu</text:span>, which is the specified version (for example, 0.12.1) of the TensorFlow GPU binary image. </text:p>
            </text:list-item>
            <text:list-item>
              <text:p text:style-name="P12"><text:span text:style-name="Teletype">gcr.io/tensorflow/tensorflow:</text:span><text:span text:style-name="Teletype"><text:span text:style-name="T2">version</text:span></text:span><text:span text:style-name="Teletype">-devel-gpu</text:span>, which is the specified version (for example, 0.12.1) of the TensorFlow GPU binary image plus source code. </text:p>
            </text:list-item>
          </text:list>
        </text:list-item>
      </text:list>
      <text:p text:style-name="Text_20_body">We recommend installing one of the <text:span text:style-name="Source_20_Text">latest</text:span> versions. For example, the following command launches the latest TensorFlow GPU binary image in a Docker container from which you can run TensorFlow programs in a shell:</text:p>
      <text:p text:style-name="P1">$ <text:span text:style-name="T1">nvidia-docker run -it gcr.io/tensorflow/tensorflow:latest-gpu bash</text:span></text:p>
      <text:p text:style-name="Text_20_body">The following command also launches the latest TensorFlow GPU binary image in a Docker container. In this Docker container, you can run TensorFlow programs in a Jupyter notebook:</text:p>
      <text:p text:style-name="P1">$ <text:span text:style-name="T1">nvidia-docker run -it -p 8888:8888 gcr.io/tensorflow/tensorflow:latest-gpu</text:span></text:p>
      <text:p text:style-name="Text_20_body">The following command installs an older TensorFlow version (0.12.1):</text:p>
      <text:p text:style-name="P1">$ <text:span text:style-name="T1">nvidia-docker run -it -p 8888:8888 gcr.io/tensorflow/tensorflow:0.12.1-gpu</text:span></text:p>
      <text:p text:style-name="Text_20_body">Docker will download the TensorFlow binary image the first time you launch it. For more details see the <text:a xlink:type="simple" xlink:href="https://github.com/tensorflow/tensorflow/tree/master/tensorflow/tools/docker" text:style-name="Internet_20_link" text:visited-style-name="Visited_20_Internet_20_Link">TensorFlow docker readme</text:a>.</text:p>
      <text:h text:style-name="Heading_20_3" text:outline-level="3"><text:bookmark text:name="next_steps_2"/>Next Steps</text:h>
      <text:p text:style-name="Text_20_body">You should now <text:a xlink:type="simple" xlink:href="https://www.tensorflow.org/install/install_linux#ValidateYourInstallation" text:style-name="Internet_20_link" text:visited-style-name="Visited_20_Internet_20_Link">validate your installation</text:a>.</text:p>
      <text:h text:style-name="Heading_20_2" text:outline-level="2"/>
      <text:p text:style-name="Text_20_body"/>
      <text:p text:style-name="Text_20_body"/>
      <text:p text:style-name="Text_20_body"/>
      <text:h text:style-name="Heading_20_2" text:outline-level="2"><text:bookmark text:name="installing_with_anaconda"/><text:bookmark text:name="InstallingAnaconda"/><text:soft-page-break/>Installing with Anaconda</text:h>
      <text:p text:style-name="Text_20_body">Take the following steps to install TensorFlow in an Anaconda environment:</text:p>
      <text:list xml:id="list2325010953102261613" text:style-name="L12">
        <text:list-item>
          <text:p text:style-name="P13">Follow the instructions on the <text:a xlink:type="simple" xlink:href="https://www.continuum.io/downloads" text:style-name="Internet_20_link" text:visited-style-name="Visited_20_Internet_20_Link">Anaconda download site</text:a> to download and install Anaconda.</text:p>
        </text:list-item>
        <text:list-item>
          <text:p text:style-name="P13">Create a conda environment named <text:span text:style-name="Teletype">tensorflow</text:span> to run a version of Python by invoking the following command:</text:p>
          <text:p text:style-name="P37">$ <text:span text:style-name="T1">conda create -n tensorflow</text:span></text:p>
        </text:list-item>
        <text:list-item>
          <text:p text:style-name="P13">Activate the conda environment by issuing the following command:</text:p>
          <text:p text:style-name="P33"><text:s/>$ <text:span text:style-name="T1">source activate tensorflow</text:span></text:p>
          <text:p text:style-name="P37"><text:s/>(tensorflow)$ <text:s/># Your prompt should change </text:p>
        </text:list-item>
        <text:list-item>
          <text:p text:style-name="P13">Issue a command of the following format to install TensorFlow inside your conda environment:</text:p>
          <text:p text:style-name="P37"><text:s/>(tensorflow)$ <text:span text:style-name="T1">pip install --ignore-installed --upgrade</text:span> <text:span text:style-name="T2">TF_PYTHON_URL</text:span></text:p>
          <text:p text:style-name="P13">where <text:span text:style-name="Source_20_Text"><text:span text:style-name="Emphasis">TF_PYTHON_URL</text:span></text:span> is the <text:a xlink:type="simple" xlink:href="https://www.tensorflow.org/install/install_linux#the_url_of_the_tensorflow_python_package" text:style-name="Internet_20_link" text:visited-style-name="Visited_20_Internet_20_Link">URL of the TensorFlow Python package</text:a>. For example, the following command installs the CPU-only version of TensorFlow for Python 3.4:</text:p>
          <text:p text:style-name="P33"><text:s/>(tensorflow)$ <text:span text:style-name="T1">pip install --ignore-installed --upgrade \</text:span></text:p>
          <text:p text:style-name="P37"><text:s/><text:span text:style-name="T1">https://storage.googleapis.com/tensorflow/linux/cpu/tensorflow-1.0.1-cp34-cp34m-linux_x86_64.whl</text:span></text:p>
        </text:list-item>
      </text:list>
      <text:h text:style-name="Heading_20_2" text:outline-level="2"><text:bookmark text:name="validate_your_installation"/><text:bookmark text:name="ValidateYourInstallation"/>Validate your installation</text:h>
      <text:p text:style-name="Text_20_body">To validate your TensorFlow installation, do the following:</text:p>
      <text:list xml:id="list15647461351874421" text:style-name="L13">
        <text:list-item>
          <text:p text:style-name="P28">Ensure that your environment is prepared to run TensorFlow programs. </text:p>
        </text:list-item>
        <text:list-item>
          <text:p text:style-name="P14">Run a short TensorFlow program. </text:p>
        </text:list-item>
      </text:list>
      <text:h text:style-name="Heading_20_3" text:outline-level="3"><text:bookmark text:name="prepare_your_environment"/>Prepare your environment</text:h>
      <text:p text:style-name="Text_20_body">If you installed on native pip, virtualenv, or Anaconda, then do the following:</text:p>
      <text:list xml:id="list5054796296903252922" text:style-name="L14">
        <text:list-item>
          <text:p text:style-name="P29">Start a terminal. </text:p>
        </text:list-item>
        <text:list-item>
          <text:p text:style-name="P29">If you installed with virtualenv or Anaconda, activate your container. </text:p>
        </text:list-item>
        <text:list-item>
          <text:p text:style-name="P15">If you installed TensorFlow source code, navigate to any directory <text:span text:style-name="Emphasis">except</text:span> one containing TensorFlow source code. </text:p>
        </text:list-item>
      </text:list>
      <text:p text:style-name="Text_20_body">If you installed through Docker, start a Docker container from which you can run bash. For example:</text:p>
      <text:p text:style-name="P1">$ <text:span text:style-name="T1">docker run -it gcr.io/tensorflow/tensorflow bash</text:span></text:p>
      <text:h text:style-name="Heading_20_3" text:outline-level="3"><text:bookmark text:name="run_a_short_tensorflow_program"/>Run a short TensorFlow program</text:h>
      <text:p text:style-name="Text_20_body">Invoke python from your shell as follows:</text:p>
      <text:p text:style-name="P1">$ <text:span text:style-name="T1">python</text:span></text:p>
      <text:p text:style-name="Text_20_body"><text:soft-page-break/>Then, enter the following short program inside the python interactive shell:</text:p>
      <text:p text:style-name="Preformatted_20_Text">&gt;&gt;&gt; <text:span text:style-name="T1">import tensorflow as tf</text:span></text:p>
      <text:p text:style-name="Preformatted_20_Text">&gt;&gt;&gt; <text:span text:style-name="T1">hello = tf.constant('Hello, TensorFlow!')</text:span></text:p>
      <text:p text:style-name="Preformatted_20_Text">&gt;&gt;&gt; <text:span text:style-name="T1">sess = tf.Session()</text:span></text:p>
      <text:p text:style-name="P1">&gt;&gt;&gt; <text:span text:style-name="T1">print(sess.run(hello))</text:span></text:p>
      <text:p text:style-name="Text_20_body">If the system outputs the following, then you are ready to begin running TensorFlow programs:</text:p>
      <text:p text:style-name="P1">Hello, TensorFlow!</text:p>
      <text:p text:style-name="Text_20_body">If you are new to TensorFlow, see <text:a xlink:type="simple" xlink:href="https://www.tensorflow.org/get_started/get_started" text:style-name="Internet_20_link" text:visited-style-name="Visited_20_Internet_20_Link">Getting Started with TensorFlow</text:a>.</text:p>
      <text:p text:style-name="Text_20_body">If the system outputs an error message instead of a greeting, see <text:a xlink:type="simple" xlink:href="https://www.tensorflow.org/install/install_linux#CommonInstallationProblems" text:style-name="Internet_20_link" text:visited-style-name="Visited_20_Internet_20_Link">Common installation problems</text:a>.</text:p>
      <text:h text:style-name="Heading_20_2" text:outline-level="2"><text:bookmark text:name="common_installation_problems"/><text:bookmark text:name="CommonInstallationProblems"/>Common installation problems</text:h>
      <text:p text:style-name="Text_20_body">We are relying on Stack Overflow to document TensorFlow installation problems and their remedies. The following table contains links to Stack Overflow answers for some common installation problems. If you encounter an error message or other installation problem not listed in the following table, search for it on Stack Overflow. If Stack Overflow doesn't show the error message, ask a new question about it on Stack Overflow and specify the <text:span text:style-name="Source_20_Text">tensorflow</text:span> tag.</text:p>
      <table:table table:name="Table1" table:style-name="Table1">
        <table:table-column table:style-name="Table1.A"/>
        <table:table-column table:style-name="Table1.B"/>
        <table:table-row>
          <table:table-cell table:style-name="Table1.A1" office:value-type="string">
            <text:p text:style-name="Table_20_Heading">Stack Overflow Link</text:p>
          </table:table-cell>
          <table:table-cell table:style-name="Table1.A1" office:value-type="string">
            <text:p text:style-name="Table_20_Heading">Error Message</text:p>
          </table:table-cell>
        </table:table-row>
        <table:table-row>
          <table:table-cell table:style-name="Table1.A1" office:value-type="string">
            <text:p text:style-name="Table_20_Contents"><text:a xlink:type="simple" xlink:href="https://stackoverflow.com/q/36159194" text:style-name="Internet_20_link" text:visited-style-name="Visited_20_Internet_20_Link">36159194</text:a></text:p>
          </table:table-cell>
          <table:table-cell table:style-name="Table1.A1" office:value-type="string">
            <text:p text:style-name="Preformatted_20_Text">ImportError: libcudart.so.<text:span text:style-name="T2">Version</text:span>: cannot open shared object file:</text:p>
            <text:p text:style-name="P1"><text:s text:c="2"/>No such file or directory</text:p>
          </table:table-cell>
        </table:table-row>
        <table:table-row>
          <table:table-cell table:style-name="Table1.A1" office:value-type="string">
            <text:p text:style-name="Table_20_Contents"><text:a xlink:type="simple" xlink:href="https://stackoverflow.com/q/41991101" text:style-name="Internet_20_link" text:visited-style-name="Visited_20_Internet_20_Link">41991101</text:a></text:p>
          </table:table-cell>
          <table:table-cell table:style-name="Table1.A1" office:value-type="string">
            <text:p text:style-name="Preformatted_20_Text">ImportError: libcudnn.<text:span text:style-name="T2">Version</text:span>: cannot open shared object file:</text:p>
            <text:p text:style-name="P1"><text:s text:c="2"/>No such file or directory</text:p>
          </table:table-cell>
        </table:table-row>
        <table:table-row>
          <table:table-cell table:style-name="Table1.A1" office:value-type="string">
            <text:p text:style-name="Table_20_Contents"><text:a xlink:type="simple" xlink:href="http://stackoverflow.com/q/36371137" text:style-name="Internet_20_link" text:visited-style-name="Visited_20_Internet_20_Link">36371137</text:a> and <text:a xlink:type="simple" xlink:href="https://www.tensorflow.org/install/install_linux#Protobuf31" text:style-name="Internet_20_link" text:visited-style-name="Visited_20_Internet_20_Link">here</text:a></text:p>
          </table:table-cell>
          <table:table-cell table:style-name="Table1.A1" office:value-type="string">
            <text:p text:style-name="Preformatted_20_Text">libprotobuf ERROR google/protobuf/src/google/protobuf/io/coded_stream.cc:207] A</text:p>
            <text:p text:style-name="Preformatted_20_Text"><text:s text:c="2"/>protocol message was rejected because it was too big (more than 67108864 bytes).</text:p>
            <text:p text:style-name="Preformatted_20_Text"><text:s text:c="2"/>To increase the limit (or to disable these warnings), see</text:p>
            <text:p text:style-name="P1"><text:s text:c="2"/>CodedInputStream::SetTotalBytesLimit() in google/protobuf/io/coded_stream.h.</text:p>
          </table:table-cell>
        </table:table-row>
        <table:table-row>
          <table:table-cell table:style-name="Table1.A1" office:value-type="string">
            <text:p text:style-name="Table_20_Contents"><text:a xlink:type="simple" xlink:href="https://stackoverflow.com/q/35252888" text:style-name="Internet_20_link" text:visited-style-name="Visited_20_Internet_20_Link">35252888</text:a></text:p>
          </table:table-cell>
          <table:table-cell table:style-name="Table1.A1" office:value-type="string">
            <text:p text:style-name="Preformatted_20_Text">Error importing tensorflow. Unless you are using bazel, you should</text:p>
            <text:p text:style-name="Preformatted_20_Text"><text:s text:c="2"/>not try to import tensorflow from its source directory; please exit the</text:p>
            <text:p text:style-name="Preformatted_20_Text"><text:s text:c="2"/>tensorflow source tree, and relaunch your python interpreter from</text:p>
            <text:p text:style-name="P1"><text:s text:c="2"/>there.</text:p>
          </table:table-cell>
        </table:table-row>
        <table:table-row>
          <table:table-cell table:style-name="Table1.A1" office:value-type="string">
            <text:p text:style-name="Table_20_Contents"><text:a xlink:type="simple" xlink:href="https://stackoverflow.com/q/33623453" text:style-name="Internet_20_link" text:visited-style-name="Visited_20_Internet_20_Link">33623453</text:a></text:p>
          </table:table-cell>
          <table:table-cell table:style-name="Table1.A1" office:value-type="string">
            <text:p text:style-name="Preformatted_20_Text">IOError: [Errno 2] No such file or directory:</text:p>
            <text:p text:style-name="P1"><text:s text:c="2"/>'/tmp/pip-o6Tpui-build/setup.py'</text:p>
          </table:table-cell>
        </table:table-row>
        <table:table-row>
          <table:table-cell table:style-name="Table1.A1" office:value-type="string">
            <text:p text:style-name="Table_20_Contents"><text:a xlink:type="simple" xlink:href="http://stackoverflow.com/q/42006320" text:style-name="Internet_20_link" text:visited-style-name="Visited_20_Internet_20_Link">42006320</text:a></text:p>
          </table:table-cell>
          <table:table-cell table:style-name="Table1.A1" office:value-type="string">
            <text:p text:style-name="Preformatted_20_Text">ImportError: Traceback (most recent call last):</text:p>
            <text:p text:style-name="Preformatted_20_Text"><text:s text:c="2"/>File ".../tensorflow/core/framework/graph_pb2.py", line 6, in </text:p>
            <text:p text:style-name="Preformatted_20_Text"><text:s text:c="2"/>from google.protobuf import descriptor as _descriptor</text:p>
            <text:p text:style-name="P1"><text:s text:c="2"/>ImportError: cannot import name 'descriptor'</text:p>
          </table:table-cell>
        </table:table-row>
        <table:table-row>
          <table:table-cell table:style-name="Table1.A1" office:value-type="string">
            <text:p text:style-name="Table_20_Contents"><text:a xlink:type="simple" xlink:href="https://stackoverflow.com/questions/35190574" text:style-name="Internet_20_link" text:visited-style-name="Visited_20_Internet_20_Link">35190574</text:a> </text:p>
          </table:table-cell>
          <table:table-cell table:style-name="Table1.A1" office:value-type="string">
            <text:p text:style-name="Preformatted_20_Text">SSLError: [SSL: CERTIFICATE_VERIFY_FAILED] certificate verify</text:p>
            <text:p text:style-name="P1"><text:s text:c="2"/>failed</text:p>
          </table:table-cell>
        </table:table-row>
        <table:table-row>
          <table:table-cell table:style-name="Table1.A1" office:value-type="string">
            <text:p text:style-name="Table_20_Contents"><text:a xlink:type="simple" xlink:href="http://stackoverflow.com/q/42009190" text:style-name="Internet_20_link" text:visited-style-name="Visited_20_Internet_20_Link">42009190</text:a></text:p>
          </table:table-cell>
          <table:table-cell table:style-name="Table1.A1" office:value-type="string">
            <text:p text:style-name="Preformatted_20_Text"><text:s text:c="2"/>Installing collected packages: setuptools, protobuf, wheel, numpy, tensorflow</text:p>
            <text:p text:style-name="Preformatted_20_Text"><text:s text:c="2"/>Found existing installation: setuptools 1.1.6</text:p>
            <text:p text:style-name="Preformatted_20_Text"><text:soft-page-break/><text:s text:c="2"/>Uninstalling setuptools-1.1.6:</text:p>
            <text:p text:style-name="Preformatted_20_Text"><text:s text:c="2"/>Exception:</text:p>
            <text:p text:style-name="Preformatted_20_Text"><text:s text:c="2"/>...</text:p>
            <text:p text:style-name="Preformatted_20_Text"><text:s text:c="2"/>[Errno 1] Operation not permitted:</text:p>
            <text:p text:style-name="P1"><text:s text:c="2"/>'/tmp/pip-a1DXRT-uninstall/.../lib/python/_markerlib' </text:p>
          </table:table-cell>
        </table:table-row>
        <table:table-row>
          <table:table-cell table:style-name="Table1.A1" office:value-type="string">
            <text:p text:style-name="Table_20_Contents"><text:a xlink:type="simple" xlink:href="http://stackoverflow.com/questions/36933958" text:style-name="Internet_20_link" text:visited-style-name="Visited_20_Internet_20_Link">36933958</text:a></text:p>
          </table:table-cell>
          <table:table-cell table:style-name="Table1.A1" office:value-type="string">
            <text:p text:style-name="Preformatted_20_Text"><text:s text:c="2"/>...</text:p>
            <text:p text:style-name="Preformatted_20_Text"><text:s text:c="2"/>Installing collected packages: setuptools, protobuf, wheel, numpy, tensorflow</text:p>
            <text:p text:style-name="Preformatted_20_Text"><text:s text:c="2"/>Found existing installation: setuptools 1.1.6</text:p>
            <text:p text:style-name="Preformatted_20_Text"><text:s text:c="2"/>Uninstalling setuptools-1.1.6:</text:p>
            <text:p text:style-name="Preformatted_20_Text"><text:s text:c="2"/>Exception:</text:p>
            <text:p text:style-name="Preformatted_20_Text"><text:s text:c="2"/>...</text:p>
            <text:p text:style-name="Preformatted_20_Text"><text:s text:c="2"/>[Errno 1] Operation not permitted:</text:p>
            <text:p text:style-name="Preformatted_20_Text"><text:s text:c="2"/>'/tmp/pip-a1DXRT-uninstall/System/Library/Frameworks/Python.framework/</text:p>
            <text:p text:style-name="P1"><text:s text:c="3"/>Versions/2.7/Extras/lib/python/_markerlib'</text:p>
          </table:table-cell>
        </table:table-row>
      </table:table>
      <text:h text:style-name="Heading_20_2" text:outline-level="2"><text:bookmark text:name="the_url_of_the_tensorflow_python_package"/><text:bookmark text:name="TF_PYTHON_URL"/>The URL of the TensorFlow Python package</text:h>
      <text:p text:style-name="Text_20_body">A few installation mechanisms require the URL of the TensorFlow Python package. The value you specify depends on three factors:</text:p>
      <text:list xml:id="list1372088774495551406" text:style-name="L15">
        <text:list-item>
          <text:p text:style-name="P30">operating system </text:p>
        </text:list-item>
        <text:list-item>
          <text:p text:style-name="P30">Python version </text:p>
        </text:list-item>
        <text:list-item>
          <text:p text:style-name="P16">CPU only vs. GPU support </text:p>
        </text:list-item>
      </text:list>
      <text:p text:style-name="Text_20_body">This section documents the relevant values for Linux installations.</text:p>
      <text:h text:style-name="Heading_20_3" text:outline-level="3"><text:bookmark text:name="python_27"/>Python 2.7</text:h>
      <text:p text:style-name="Text_20_body">CPU only:</text:p>
      <text:p text:style-name="P1">https://storage.googleapis.com/tensorflow/linux/cpu/tensorflow-1.0.1-cp27-none-linux_x86_64.whl</text:p>
      <text:p text:style-name="Text_20_body">GPU support:</text:p>
      <text:p text:style-name="P1">https://storage.googleapis.com/tensorflow/linux/gpu/tensorflow_gpu-1.0.1-cp27-none-linux_x86_64.whl</text:p>
      <text:p text:style-name="Text_20_body">Note that GPU support requires the NVIDIA hardware and software described in <text:a xlink:type="simple" xlink:href="https://www.tensorflow.org/install/install_linux#NVIDIARequirements" text:style-name="Internet_20_link" text:visited-style-name="Visited_20_Internet_20_Link">NVIDIA requirements to run TensorFlow with GPU support</text:a>.</text:p>
      <text:h text:style-name="Heading_20_3" text:outline-level="3"><text:bookmark text:name="python_34"/>Python 3.4</text:h>
      <text:p text:style-name="Text_20_body">CPU only:</text:p>
      <text:p text:style-name="P1">https://storage.googleapis.com/tensorflow/linux/cpu/tensorflow-1.0.1-cp34-cp34m-linux_x86_64.whl</text:p>
      <text:p text:style-name="Text_20_body">GPU support:</text:p>
      <text:p text:style-name="P1">https://storage.googleapis.com/tensorflow/linux/gpu/tensorflow_gpu-1.0.1-cp34-cp34m-linux_x86_64.whl</text:p>
      <text:p text:style-name="Text_20_body">Note that GPU support requires the NVIDIA hardware and software described in <text:a xlink:type="simple" xlink:href="https://www.tensorflow.org/install/install_linux#NVIDIARequirements" text:style-name="Internet_20_link" text:visited-style-name="Visited_20_Internet_20_Link">NVIDIA requirements to run TensorFlow with GPU support</text:a>.</text:p>
      <text:h text:style-name="Heading_20_3" text:outline-level="3"><text:bookmark text:name="python_35"/><text:soft-page-break/>Python 3.5</text:h>
      <text:p text:style-name="Text_20_body">CPU only:</text:p>
      <text:p text:style-name="P1">https://storage.googleapis.com/tensorflow/linux/cpu/tensorflow-1.0.1-cp35-cp35m-linux_x86_64.whl</text:p>
      <text:p text:style-name="Text_20_body">GPU support:</text:p>
      <text:p text:style-name="P1">https://storage.googleapis.com/tensorflow/linux/gpu/tensorflow_gpu-1.0.1-cp35-cp35m-linux_x86_64.whl</text:p>
      <text:p text:style-name="Text_20_body">Note that GPU support requires the NVIDIA hardware and software described in <text:a xlink:type="simple" xlink:href="https://www.tensorflow.org/install/install_linux#NVIDIARequirements" text:style-name="Internet_20_link" text:visited-style-name="Visited_20_Internet_20_Link">NVIDIA requirements to run TensorFlow with GPU support</text:a>.</text:p>
      <text:h text:style-name="Heading_20_3" text:outline-level="3"><text:bookmark text:name="python_36"/>Python 3.6</text:h>
      <text:p text:style-name="Text_20_body">CPU only:</text:p>
      <text:p text:style-name="P1">https://storage.googleapis.com/tensorflow/linux/cpu/tensorflow-1.0.1-cp36-cp36m-linux_x86_64.whl</text:p>
      <text:p text:style-name="Text_20_body">GPU support:</text:p>
      <text:p text:style-name="P1">https://storage.googleapis.com/tensorflow/linux/gpu/tensorflow_gpu-1.0.1-cp36-cp36m-linux_x86_64.whl</text:p>
      <text:p text:style-name="Text_20_body">Note that GPU support requires the NVIDIA hardware and software described in <text:a xlink:type="simple" xlink:href="https://www.tensorflow.org/install/install_linux#NVIDIARequirements" text:style-name="Internet_20_link" text:visited-style-name="Visited_20_Internet_20_Link">NVIDIA requirements to run TensorFlow with GPU support</text:a>.</text:p>
      <text:h text:style-name="Heading_20_2" text:outline-level="2"><text:bookmark text:name="protobuf_pip_package_31"/><text:bookmark text:name="Protobuf31"/>Protobuf pip package 3.1</text:h>
      <text:p text:style-name="Text_20_body">You can skip this section unless you are seeing problems related to the protobuf pip package.</text:p>
      <text:p text:style-name="Text_20_body"><text:span text:style-name="Strong_20_Emphasis">NOTE:</text:span> If your TensorFlow programs are running slowly, you might have a problem related to the protobuf pip package.</text:p>
      <text:p text:style-name="Text_20_body">The TensorFlow pip package depends on protobuf pip package version 3.1. The protobuf pip package downloaded from PyPI (when invoking <text:span text:style-name="Teletype">pip install protobuf</text:span>) is a Python-only library containing Python implementations of proto serialization/deserialization that can run <text:span text:style-name="Strong_20_Emphasis">10x-50x slower</text:span> than the C++ implementation. Protobuf also supports a binary extension for the Python package that contains fast C++ based proto parsing. This extension is not available in the standard Python-only pip package. We have created a custom binary pip package for protobuf that contains the binary extension. To install the custom binary protobuf pip package, invoke one of the following commands:</text:p>
      <text:list xml:id="list7086865344941068749" text:style-name="L16">
        <text:list-item>
          <text:p text:style-name="P17">for Python 2.7: </text:p>
        </text:list-item>
      </text:list>
      <text:p text:style-name="Preformatted_20_Text"><text:s text:c="2"/>$ <text:span text:style-name="T1">pip install --upgrade \</text:span></text:p>
      <text:p text:style-name="P1"><text:s text:c="2"/><text:a xlink:type="simple" xlink:href="https://storage.googleapis.com/tensorflow/linux/cpu/protobuf-3.1.0-cp27-none-linux_x86_64.whl" text:style-name="Internet_20_link" text:visited-style-name="Visited_20_Internet_20_Link"><text:span text:style-name="T1">https://storage.googleapis.com/tensorflow/linux/cpu/protobuf-3.1.0-cp27-none-linux_x86_64.whl</text:span></text:a></text:p>
      <text:p text:style-name="P38"/>
      <text:p text:style-name="P38"/>
      <text:list xml:id="list4602419062078754530" text:style-name="L17">
        <text:list-item>
          <text:p text:style-name="P18"><text:soft-page-break/>for Python 3.5: </text:p>
        </text:list-item>
      </text:list>
      <text:p text:style-name="Preformatted_20_Text"><text:s text:c="2"/>$ <text:span text:style-name="T1">pip3 install --upgrade \</text:span></text:p>
      <text:p text:style-name="P1"><text:s text:c="2"/><text:span text:style-name="T1">https://storage.googleapis.com/tensorflow/linux/cpu/protobuf-3.1.0-cp35-none-linux_x86_64.whl</text:span></text:p>
      <text:p text:style-name="Text_20_body"/>
      <text:p text:style-name="Text_20_body"/>
      <text:p text:style-name="Text_20_body">Installing this protobuf package will overwrite the existing protobuf package. Note that the binary pip package already has support for protobufs larger than 64MB, which should fix errors such as these:</text:p>
      <text:p text:style-name="Preformatted_20_Text">[libprotobuf ERROR google/protobuf/src/google/protobuf/io/coded_stream.cc:207]</text:p>
      <text:p text:style-name="Preformatted_20_Text">A protocol message was rejected because it was too big (more than 67108864 bytes).</text:p>
      <text:p text:style-name="Preformatted_20_Text">To increase the limit (or to disable these warnings), see</text:p>
      <text:p text:style-name="P1">CodedInputStream::SetTotalBytesLimit() in google/protobuf/io/coded_stream.h.</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08:41:07.695735988</meta:creation-date>
    <dc:date>2017-03-31T09:10:29.421530702</dc:date>
    <meta:editing-duration>PT5M12S</meta:editing-duration>
    <meta:editing-cycles>2</meta:editing-cycles>
    <meta:generator>LibreOffice/5.1.6.2$Linux_X86_64 LibreOffice_project/10m0$Build-2</meta:generator>
    <meta:document-statistic meta:table-count="1" meta:image-count="0" meta:object-count="0" meta:page-count="12" meta:paragraph-count="273" meta:word-count="3077" meta:character-count="22129" meta:non-whitespace-character-count="19217"/>
  </office:meta>
</office:document-meta>
</file>